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Lucida Grande1" svg:font-family="'Lucida Grande'" style:font-pitch="variable"/>
    <style:font-face style:name="Lucida Grande" svg:font-family="'Lucida Grand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style:font-name="Lucida Grande1" fo:font-size="10pt" style:font-size-asian="10pt" style:font-size-complex="10pt"/>
    </style:style>
    <style:style style:name="P2" style:family="paragraph" style:parent-style-name="Standard">
      <style:text-properties style:font-name="Lucida Grande1"/>
    </style:style>
    <style:style style:name="P3" style:family="paragraph" style:parent-style-name="Standard">
      <style:text-properties style:font-name="Lucida Grande1" fo:font-size="48pt" style:font-size-asian="48pt" style:font-size-complex="48pt"/>
    </style:style>
    <style:style style:name="P4" style:family="paragraph" style:parent-style-name="Standard">
      <style:text-properties style:font-name="Lucida Grande1" fo:font-size="24pt" style:font-size-asian="24pt" style:font-size-complex="24pt"/>
    </style:style>
    <style:style style:name="P5" style:family="paragraph" style:parent-style-name="Standard">
      <style:text-properties style:font-name="Lucida Grande1" fo:font-size="12pt" style:font-size-asian="12pt" style:font-size-complex="12pt"/>
    </style:style>
    <style:style style:name="P6" style:family="paragraph" style:parent-style-name="Standard">
      <style:paragraph-properties fo:break-before="page"/>
      <style:text-properties style:font-name="Lucida Grande1"/>
    </style:style>
    <style:style style:name="P7" style:family="paragraph" style:parent-style-name="Text_20_body">
      <style:paragraph-properties fo:break-before="page"/>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fo:font-style="normal" fo:font-weight="normal" style:font-style-asian="normal" style:font-weight-asian="normal" style:font-style-complex="normal" style:font-weight-complex="normal"/>
    </style:style>
    <style:style style:name="P16" style:family="paragraph" style:parent-style-name="Heading_20_2">
      <style:paragraph-properties fo:break-before="page"/>
    </style:style>
    <style:style style:name="P17"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style:text-position="super 58%"/>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Powershop API</text:p>
      <text:p text:style-name="P2"/>
      <text:p text:style-name="P4">Developer Documentation</text:p>
      <text:p text:style-name="P4"/>
      <text:p text:style-name="P4"/>
      <text:p text:style-name="P4"/>
      <text:p text:style-name="P4"/>
      <text:p text:style-name="P4"/>
      <text:p text:style-name="P4"/>
      <text:p text:style-name="P5">API version 1.0 </text:p>
      <text:p text:style-name="P5"/>
      <text:p text:style-name="P5"/>
      <text:p text:style-name="P5">Last updated 27 October 2009</text:p>
      <text:p text:style-name="P2"/>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Getting Access to the API<text:tab/>3</text:p>
          <text:p text:style-name="P12">Technical Overview<text:tab/>3</text:p>
          <text:p text:style-name="P12">OAuth Configuration<text:tab/>3</text:p>
          <text:p text:style-name="P12">API Documentation<text:tab/>4</text:p>
          <text:p text:style-name="P13">URL Format <text:tab/>4</text:p>
          <text:p text:style-name="P13">Response Codes<text:tab/>4</text:p>
          <text:p text:style-name="P13">customer API call<text:tab/>5</text:p>
          <text:p text:style-name="P13">meter_readings GET API call<text:tab/>7</text:p>
          <text:p text:style-name="P13">meter_readings POST API call<text:tab/>8</text:p>
          <text:p text:style-name="P13">products API call<text:tab/>9</text:p>
          <text:p text:style-name="P13">top_up GET API call<text:tab/>10</text:p>
          <text:p text:style-name="P13">top_up POST API call<text:tab/>11</text:p>
        </text:index-body>
      </text:table-of-content>
      <text:p text:style-name="P2"/>
      <text:h text:style-name="P17" text:outline-level="1">Getting Access to the API</text:h>
      <text:p text:style-name="Text_20_body">Before you can use the Powershop API, you must sign up for an API account for your product. <text:s/>Send an e-mail to api@powershop.co.nz asking for access. <text:s/>Please include your product name and the e-mail address you used to sign up to Powershop.</text:p>
      <text:p text:style-name="Text_20_body">All API accounts have a controlled number of requests per hour that they may submit. <text:s/>If you feel that your application will be submitting many requests, please mention this to the Powershop team.</text:p>
      <text:h text:style-name="Heading_20_1" text:outline-level="1">Technical Overview</text:h>
      <text:p text:style-name="Text_20_body">The Powershop API is available over HTTPS. <text:s/>It returns responses in JSON or XML format.</text:p>
      <text:p text:style-name="Text_20_body">This API uses the OAuth protocol. <text:s/>This allows users to authenticate themselves without entering their password into your application. <text:s/>OAuth libraries are available for all major development platforms, including PHP, Ruby and the iPhone.</text:p>
      <text:p text:style-name="Text_20_body">For information about OAuth, visit:<text:line-break/><text:tab/>http://oauth.net/</text:p>
      <text:p text:style-name="Text_20_body">It is a condition of using the Powershop API that you are never able to directly capture the user's password. <text:s/>This includes, for example, using a web control on the iPhone inside your application. <text:s/>Please search for “iphone oauth” to see how others have implemented OAuth for iPhone apps.</text:p>
      <text:h text:style-name="Heading_20_1" text:outline-level="1">OAuth Configuration</text:h>
      <text:p text:style-name="Text_20_body">Your OAuth library will require several URLs to be configured. <text:s/>For Powershop, these are:</text:p>
      <text:p text:style-name="Text_20_body">Request Token URL:<text:line-break/><text:tab/>https://secure.powershop.co.nz/external_api/oauth/request_token</text:p>
      <text:p text:style-name="Text_20_body">Authorize URL:<text:line-break/><text:tab/>https://secure.powershop.co.nz/external_api/oauth/authorize</text:p>
      <text:p text:style-name="Text_20_body">Access Token URL:<text:line-break/><text:tab/>https://secure.powershop.co.nz/external_api/oauth/access_token</text:p>
      <text:p text:style-name="Text_20_body">A callback URL passed to the request token URL is required.</text:p>
      <text:p text:style-name="Text_20_body"/>
      <text:p text:style-name="Text_20_body"/>
      <text:h text:style-name="P17" text:outline-level="1">API Documentation</text:h>
      <text:h text:style-name="Heading_20_2" text:outline-level="2">URL Format </text:h>
      <text:p text:style-name="Text_20_body">Once you have received an access token using OAuth, use your OAuth library to call the API you are interested in. <text:s/>The format of API URLs is:</text:p>
      <text:p text:style-name="Text_20_body"><text:tab/>https://secure.powershop.co.nz/external_api/v1/<text:span text:style-name="T2">apiname</text:span><text:span text:style-name="T5">.</text:span><text:span text:style-name="T2">format</text:span></text:p>
      <text:p text:style-name="P9">where <text:span text:style-name="T2">apiname</text:span> is one of <text:span text:style-name="T6">customer</text:span>, <text:span text:style-name="T6">meter_readings</text:span>, <text:span text:style-name="T6">products</text:span> or <text:span text:style-name="T6">top_up</text:span></text:p>
      <text:p text:style-name="P9">and where <text:span text:style-name="T6">format</text:span> is one of <text:span text:style-name="T6">js </text:span>or <text:span text:style-name="T6">xml</text:span>.</text:p>
      <text:p text:style-name="P9">If you use format <text:span text:style-name="T6">js</text:span>, the response will be a JSON string. <text:s/>If you use format <text:span text:style-name="T6">xml</text:span>, the reponse will be in XML.</text:p>
      <text:p text:style-name="P9">Parameters supplied to the calls should be passed URL-encoded. <text:s/>For example, a request to find meter readings for ICP 0123456789 between the 1<text:span text:style-name="T7">st</text:span> and 30<text:span text:style-name="T7">th</text:span> of September 2009, with a JSON response requested, would look like:</text:p>
      <text:p text:style-name="P11">https://secure.powershop.co.nz/external_api/v1/meter_readings.js?icp_number=0123456789&amp;<text:line-break/><text:tab/>start_date=2009-09-01&amp;end_date=2009-09-30</text:p>
      <text:p text:style-name="P9">Your OAuth library will add OAuth token information and a signature before passing it to the Powershop server.</text:p>
      <text:p text:style-name="P9">See below for details about each of the different API calls. <text:s/>Note that calls that get information require you use an HTTP GET, and calls that update information require you use an HTTP POST.</text:p>
      <text:h text:style-name="Heading_20_2" text:outline-level="2">Response Codes</text:h>
      <text:p text:style-name="Text_20_body">A successful call to the API will return an HTTP 200 status code, and either JSON or XML-encoded data.</text:p>
      <text:p text:style-name="Text_20_body">An unsuccessful call will return HTTP status codes 400, 401 or 503, depending on the error. <text:s/>A single line of text describing the error will also be returned. <text:s/>Error messages common to all API calls are:</text:p>
      <text:p text:style-name="Text_20_body"><text:tab/>[E900] Invalid OAuth signature or consumer key</text:p>
      <text:p text:style-name="P8"><text:tab/>[E901] Unknown OAuth signature method</text:p>
      <text:p text:style-name="P8"><text:tab/>[E902] The application has exceeded the request rate limit for this hour</text:p>
      <text:p text:style-name="P8"><text:tab/>[E903] Invalid OAuth token</text:p>
      <text:p text:style-name="P8"><text:tab/>[E904] OAuth consumer is disabled</text:p>
      <text:p text:style-name="P8">As the text of error messages may change, please use the [Exxx] error number to detect a particular error message.</text:p>
      <text:h text:style-name="P16" text:outline-level="2">customer API call</text:h>
      <text:p text:style-name="Text_20_body"><text:span text:style-name="T6">HTTP method:</text:span><text:line-break/><text:tab/>GET</text:p>
      <text:p text:style-name="Text_20_body"><text:span text:style-name="T6">API URL:</text:span><text:line-break/><text:tab/>https://secure.powershop.co.nz/external_api/v1/<text:span text:style-name="T5">customer.</text:span><text:span text:style-name="T4">format</text:span></text:p>
      <text:p text:style-name="P8"><text:span text:style-name="T4">Parameters:</text:span><text:span text:style-name="T3"><text:line-break/><text:tab/>none</text:span></text:p>
      <text:p text:style-name="Text_20_body"><text:span text:style-name="T6">Description:</text:span><text:line-break/>The customer API call returns information about the currently authenticated customer. <text:s/>It does not take any parameters.</text:p>
      <text:p text:style-name="Text_20_body"><text:span text:style-name="T6">Returns:</text:span><text:line-break/>version = 1.0<text:line-break/>result =<text:line-break/><text:tab/>first_name<text:tab/><text:tab/><text:tab/><text:tab/><text:span text:style-name="T1">first name of the customer</text:span><text:line-break/><text:tab/>last_name<text:tab/><text:tab/><text:tab/><text:tab/><text:span text:style-name="T1">last name of the customer</text:span><text:line-break/><text:tab/>email<text:tab/><text:tab/><text:tab/><text:tab/><text:tab/><text:span text:style-name="T1">e-mail address of the customer</text:span><text:line-break/><text:tab/>properties <text:span text:style-name="T6">[Array]</text:span> =<text:line-break/><text:tab/><text:tab/>icp_number<text:tab/><text:tab/><text:tab/><text:span text:style-name="T1">the property's ICP number</text:span><text:line-break/><text:tab/><text:tab/>address =<text:tab/><text:tab/><text:tab/><text:span text:style-name="T1">the address of the property</text:span><text:line-break/><text:tab/><text:tab/><text:tab/>flat_number<text:line-break/><text:tab/><text:tab/><text:tab/>street_number<text:line-break/><text:tab/><text:tab/><text:tab/>street_name<text:line-break/><text:tab/><text:tab/><text:tab/>suburb<text:line-break/><text:tab/><text:tab/><text:tab/>district<text:line-break/><text:tab/><text:tab/><text:tab/>region<text:line-break/><text:tab/><text:tab/>start_date<text:tab/><text:tab/><text:tab/><text:span text:style-name="T1">yyyy-mm-dd; date property went online</text:span><text:line-break/><text:tab/><text:tab/>end_date<text:tab/><text:tab/><text:tab/><text:span text:style-name="T1">yyyy-mm-dd or nil; date property offline</text:span><text:line-break/><text:tab/><text:tab/>unit_balance<text:tab/><text:tab/><text:span text:style-name="T1">customer's unit balance; may be negative</text:span><text:line-break/><text:tab/><text:tab/>daily_consumption<text:tab/><text:span text:style-name="T1">number of kWh currently used per day</text:span><text:line-break/><text:tab/><text:tab/>last_account_review_at<text:tab/><text:span text:style-name="T1">yyyy-mm-dd hh:mm:ss</text:span><text:line-break/><text:tab/><text:tab/>registers <text:span text:style-name="T6">[Array] </text:span>= <text:line-break/><text:tab/><text:tab/><text:tab/>register_number<text:tab/><text:line-break/><text:tab/><text:tab/><text:tab/>description<text:tab/><text:tab/><text:tab/><text:span text:style-name="T1">customer-supplied description</text:span><text:line-break/><text:tab/><text:tab/><text:tab/>dials<text:tab/><text:tab/><text:tab/><text:tab/><text:span text:style-name="T1">number of dials that the register has</text:span><text:line-break/><text:tab/><text:tab/><text:tab/>hidden<text:tab/><text:tab/><text:tab/><text:span text:style-name="T1">1 if hidden; 0 otherwise</text:span><text:line-break/><text:tab/><text:tab/><text:tab/>last_reading_at<text:tab/><text:tab/><text:span text:style-name="T1">yyyy-mm-dd hh:mm:ss</text:span><text:line-break/><text:tab/><text:tab/><text:tab/>last_reading_value<text:tab/><text:line-break/><text:tab/><text:tab/><text:tab/>last_reading_type<text:tab/><text:tab/><text:span text:style-name="T1">actual, customer, estimated, derived</text:span><text:line-break/><text:tab/><text:tab/><text:tab/>estimated_reading_value<text:tab/><text:span text:style-name="T1">estimated reading as of now</text:span></text:p>
      <text:p text:style-name="Text_20_body"><text:span text:style-name="T4">Errors:<text:line-break/></text:span><text:span text:style-name="T5">No specific errors returned by this method.</text:span></text:p>
      <text:p text:style-name="P9">(continues next page)</text:p>
      <text:p text:style-name="P7"><text:span text:style-name="T4">Notes:<text:line-break/></text:span><text:span text:style-name="T5">The unit_balance field shows the current kWh balance of the account. <text:s/>A negative value means that the customer is that many units in arrears and will have to purchase power to make up the deficit at the next account review. <text:s/>A positive value means the customer has purchased more power than they have currently used.</text:span></text:p>
      <text:p text:style-name="P14">A customer may hide a register if it is a “low use” register. <text:s/>This means you should generally not display it on your user interface.</text:p>
      <text:p text:style-name="Text_20_body"><text:span text:style-name="T3">Note that a customer may have several properties on the same account. <text:s/>Your user interface should allow for this possibility by letting the user select which property they wish to work with, if they have more than one.</text:span><text:line-break/></text:p>
      <text:h text:style-name="P16" text:outline-level="2">meter_readings GET API call</text:h>
      <text:p text:style-name="Text_20_body"><text:span text:style-name="T6">HTTP method:</text:span><text:line-break/><text:tab/>GET</text:p>
      <text:p text:style-name="Text_20_body"><text:span text:style-name="T6">API URL:</text:span><text:line-break/><text:tab/>https://secure.powershop.co.nz/external_api/v1/meter_readings<text:span text:style-name="T5">.</text:span><text:span text:style-name="T4">format</text:span></text:p>
      <text:p text:style-name="P8"><text:span text:style-name="T4">Parameters:</text:span><text:span text:style-name="T3"><text:line-break/><text:tab/>icp_number<text:tab/><text:tab/></text:span><text:span text:style-name="T1">the ICP number of the property<text:line-break/><text:tab/></text:span><text:span text:style-name="T3">start_date<text:tab/><text:tab/></text:span><text:span text:style-name="T1">yyyy-mm-dd; retrieve readings from this date<text:line-break/><text:tab/></text:span><text:span text:style-name="T3">end_date<text:tab/><text:tab/></text:span><text:span text:style-name="T1">yyyy-mm-dd; retrieve readings up until this date</text:span></text:p>
      <text:p text:style-name="Text_20_body"><text:span text:style-name="T6">Description:</text:span><text:line-break/>The GET meter_readings API call returns readings for the given ICP.</text:p>
      <text:p text:style-name="Text_20_body">They may be “actual” - retrieved from a meter reading company, “customer” - supplied by the customer, “estimated” - estimated by Powershop, normally for account review purposes, or “derived” - calculated using smart meter data.</text:p>
      <text:p text:style-name="Text_20_body"><text:span text:style-name="T6">Returns:</text:span><text:line-break/>version = 1.0<text:line-break/>result <text:span text:style-name="T6">[Array] </text:span>= <text:line-break/><text:tab/>register_number<text:tab/><text:tab/><text:span text:style-name="T1">reading was taken on this register number</text:span><text:line-break/><text:tab/>read_at<text:tab/><text:tab/><text:tab/><text:span text:style-name="T1">yyyy-mm-dd hh:mm:ss</text:span><text:line-break/><text:tab/>reading_type<text:tab/><text:tab/><text:span text:style-name="T1">actual, customer, estimated, derived</text:span><text:line-break/><text:tab/>reading_value<text:tab/><text:tab/><text:span text:style-name="T1">the reading</text:span></text:p>
      <text:p text:style-name="Text_20_body"><text:span text:style-name="T4">Errors:<text:line-break/><text:tab/></text:span><text:span text:style-name="T5">[E000] The icp_number parameter must be specified for this call<text:line-break/></text:span><text:span text:style-name="T4"><text:tab/></text:span><text:span text:style-name="T5">[E000] The start_date parameter must be specified for this call<text:line-break/></text:span><text:span text:style-name="T4"><text:tab/></text:span><text:span text:style-name="T5">[E000] The end_date parameter must be specified for this call</text:span><text:span text:style-name="T4"><text:line-break/></text:span><text:span text:style-name="T5"><text:tab/>[E001] Dates must be in YYYY-MM-DD format<text:line-break/><text:tab/>[E008] icp_number specified not found for this customer<text:line-break/><text:line-break/></text:span></text:p>
      <text:h text:style-name="P16" text:outline-level="2">meter_readings POST API call</text:h>
      <text:p text:style-name="Text_20_body"><text:span text:style-name="T6">HTTP method:</text:span><text:line-break/><text:tab/>POST</text:p>
      <text:p text:style-name="Text_20_body"><text:span text:style-name="T6">API URL:</text:span><text:line-break/><text:tab/>https://secure.powershop.co.nz/external_api/v1/meter_readings<text:span text:style-name="T5">.</text:span><text:span text:style-name="T4">format</text:span></text:p>
      <text:p text:style-name="P8"><text:span text:style-name="T4">Parameters:</text:span><text:span text:style-name="T3"><text:line-break/><text:tab/>icp_number<text:tab/><text:tab/><text:tab/><text:tab/></text:span><text:span text:style-name="T1">the ICP number of the property<text:line-break/><text:tab/></text:span><text:span text:style-name="T3">registers[</text:span><text:span text:style-name="T1">register_number</text:span><text:span text:style-name="T3">]<text:tab/></text:span><text:span text:style-name="T1">the reading for “register_number”</text:span></text:p>
      <text:p text:style-name="Text_20_body"><text:span text:style-name="T6">Description:</text:span><text:line-break/>The POST meter_readings API call allows users to enter a reading for the specified ICP.</text:p>
      <text:p text:style-name="Text_20_body">Note that a full set of readings must be specified, otherwise all readings will be rejected. <text:s/>A full set means that all non-hidden registers must have a valid reading. <text:s/>The reading may not be less than the previous actual reading, and must not be exceed the daily usage thresholds that Powershop calculates for the ICP. <text:s/>If it does, an failure message will be returned.</text:p>
      <text:p text:style-name="Text_20_body"><text:span text:style-name="T6">Returns:</text:span><text:line-break/>version = 1.0<text:line-break/>result =<text:line-break/><text:tab/>result<text:tab/><text:tab/><text:tab/><text:span text:style-name="T1">“success” or “failure”</text:span> <text:line-break/><text:tab/><text:span text:style-name="T3">message<text:tab/><text:tab/></text:span><text:span text:style-name="T1">if result is “failure”, a message describing the failure</text:span></text:p>
      <text:p text:style-name="Text_20_body"><text:span text:style-name="T4">Errors:<text:line-break/><text:tab/></text:span><text:span text:style-name="T5">[E000] The icp_number parameter must be specified for this call<text:line-break/><text:tab/>[E008] icp_number specified not found for this customer<text:line-break/><text:tab/>[E002] Readings must be in an array format<text:line-break/><text:tab/>[E003] Register number not found<text:line-break/><text:tab/>[E004] Only numbers may be present in the reading value<text:line-break/><text:tab/>[E005] A reading for each active register must be supplied</text:span></text:p>
      <text:p text:style-name="P10"><text:span text:style-name="T3">Notes:</text:span><text:span text:style-name="T5"><text:line-break/>It is recommended that you use the “dials” number, found in the results of the customer API call against each register, to show how the user many dials the register has and allow entry of exactly that many digits. <text:s/>Note also that under some cases the “dials” number may not be specified, in which case a UI handling up to 8 digits should be provided.</text:span></text:p>
      <text:h text:style-name="P16" text:outline-level="2">products API call</text:h>
      <text:p text:style-name="Text_20_body"><text:span text:style-name="T6">HTTP method:</text:span><text:line-break/><text:tab/>GET</text:p>
      <text:p text:style-name="Text_20_body"><text:span text:style-name="T6">API URL:</text:span><text:line-break/><text:tab/>https://secure.powershop.co.nz/external_api/v1/products<text:span text:style-name="T5">.</text:span><text:span text:style-name="T4">format</text:span></text:p>
      <text:p text:style-name="P8"><text:span text:style-name="T4">Parameters:</text:span><text:span text:style-name="T3"><text:line-break/><text:tab/>icp_number<text:tab/><text:tab/></text:span><text:span text:style-name="T1">the ICP number of the property</text:span></text:p>
      <text:p text:style-name="Text_20_body"><text:span text:style-name="T6">Description:</text:span><text:line-break/>The products API call returns the products available for purchase from the specified property, and the per unit price of the products.</text:p>
      <text:p text:style-name="Text_20_body"><text:span text:style-name="T6">Returns:</text:span><text:line-break/>version = 1.0<text:line-break/>result <text:span text:style-name="T6">[Array] </text:span>= <text:line-break/><text:tab/><text:span text:style-name="T3">name<text:tab/><text:tab/><text:tab/></text:span><text:span text:style-name="T1">the name of the product<text:line-break/><text:tab/></text:span><text:span text:style-name="T3">description<text:tab/><text:tab/></text:span><text:span text:style-name="T1">a long HTML-formatted description of the product<text:line-break/><text:tab/></text:span><text:span text:style-name="T3">type<text:tab/><text:tab/><text:tab/></text:span><text:span text:style-name="T1">nominated, special, powerpack<text:line-break/></text:span><text:span text:style-name="T3"><text:tab/>price_per_unit<text:tab/></text:span><text:span text:style-name="T1">unit price to 4d.p.</text:span></text:p>
      <text:p text:style-name="Text_20_body"><text:span text:style-name="T4">Errors:<text:line-break/><text:tab/></text:span><text:span text:style-name="T5">[E000] The icp_number parameter must be specified for this call<text:line-break/><text:tab/>[E008] icp_number specified not found for this customer</text:span></text:p>
      <text:p text:style-name="P10"><text:span text:style-name="T3">Notes:<text:line-break/></text:span><text:span text:style-name="T5">Under usual circumstances, a price returned by this call will be valid for purchase through the Powershop web site until midnight.</text:span></text:p>
      <text:p text:style-name="P9"/>
      <text:h text:style-name="P16" text:outline-level="2">top_up GET API call</text:h>
      <text:p text:style-name="Text_20_body"><text:span text:style-name="T6">HTTP method:</text:span><text:line-break/><text:tab/>GET</text:p>
      <text:p text:style-name="Text_20_body"><text:span text:style-name="T6">API URL:</text:span><text:line-break/><text:tab/>https://secure.powershop.co.nz/external_api/v1/top_up<text:span text:style-name="T5">.</text:span><text:span text:style-name="T4">format</text:span></text:p>
      <text:p text:style-name="P8"><text:span text:style-name="T4">Parameters:</text:span><text:span text:style-name="T3"><text:line-break/><text:tab/>icp_number<text:tab/><text:tab/></text:span><text:span text:style-name="T1">the ICP number of the property</text:span></text:p>
      <text:p text:style-name="Text_20_body"><text:span text:style-name="T6">Description:</text:span><text:line-break/>The top_up GET API call returns an offer of how much it will cost the user to top up their account with their default preferred product (or the cheapest product currently on offer if they have not selected a preferred product.) <text:s/></text:p>
      <text:p text:style-name="Text_20_body">This call does not make the purchase; it just returns a price. <text:s/>The price must be displayed to the user and their consent granted before the purchase is made. <text:s/>See the top_up POST API call.</text:p>
      <text:p text:style-name="Text_20_body"><text:span text:style-name="T6">Returns:</text:span><text:line-break/>version = 1.0<text:line-break/>result = <text:line-break/><text:tab/>unit_balance<text:tab/><text:span text:style-name="T1">the current unit balance for this property<text:line-break/><text:tab/></text:span><text:span text:style-name="T3">product_name<text:tab/></text:span><text:span text:style-name="T1">the name of the product that will be purchased</text:span><text:span text:style-name="T3"><text:line-break/><text:tab/>price_per_unit<text:tab/></text:span><text:span text:style-name="T1">the price per unit</text:span><text:span text:style-name="T3"><text:line-break/><text:tab/>total_price<text:tab/><text:tab/></text:span><text:span text:style-name="T1">the total price of the purchase</text:span><text:span text:style-name="T3"><text:line-break/><text:tab/>offer_key<text:tab/><text:tab/></text:span><text:span text:style-name="T1">a key that must be passed to the top_up POST API</text:span></text:p>
      <text:p text:style-name="Text_20_body"><text:span text:style-name="T4">Errors:<text:line-break/><text:tab/></text:span><text:span text:style-name="T5">[E000] The icp_number parameter must be specified for this call<text:line-break/><text:tab/>[E008] icp_number specified not found for this customer</text:span></text:p>
      <text:p text:style-name="P10"><text:span text:style-name="T3">Notes:<text:line-break/></text:span><text:span text:style-name="T5">If the customer's unit balance is zero or positive, only the “unit_balance” key will be returned.</text:span></text:p>
      <text:p text:style-name="P9"/>
      <text:h text:style-name="P16" text:outline-level="2">top_up POST API call</text:h>
      <text:p text:style-name="Text_20_body"><text:span text:style-name="T6">HTTP method:</text:span><text:line-break/><text:tab/>POST</text:p>
      <text:p text:style-name="Text_20_body"><text:span text:style-name="T6">API URL:</text:span><text:line-break/><text:tab/>https://secure.powershop.co.nz/external_api/v1/top_up<text:span text:style-name="T5">.</text:span><text:span text:style-name="T4">format</text:span></text:p>
      <text:p text:style-name="P8"><text:span text:style-name="T4">Parameters:</text:span><text:span text:style-name="T3"><text:line-break/><text:tab/>icp_number<text:tab/><text:tab/></text:span><text:span text:style-name="T1">the ICP number of the property<text:line-break/><text:tab/></text:span><text:span text:style-name="T3">offer_key<text:tab/><text:tab/></text:span><text:span text:style-name="T1">the offer key returned by the top_up GET API call</text:span></text:p>
      <text:p text:style-name="Text_20_body"><text:span text:style-name="T6">Description:</text:span><text:line-break/>The top_up POST API call makes a purchase of power, topping up the customer's unit balance to 0. <text:s/>The top_up GET API must be called before calling this.</text:p>
      <text:p text:style-name="Text_20_body"><text:span text:style-name="T6">Returns:</text:span><text:line-break/>version = 1.0<text:line-break/>result = <text:line-break/><text:tab/>result<text:tab/><text:tab/><text:tab/><text:span text:style-name="T1">“success” or “failure”<text:line-break/><text:tab/></text:span><text:span text:style-name="T3">message<text:tab/><text:tab/></text:span><text:span text:style-name="T1">if result is “failure”, a description of the failure</text:span></text:p>
      <text:p text:style-name="Text_20_body"><text:span text:style-name="T4">Errors:<text:line-break/><text:tab/></text:span><text:span text:style-name="T5">[E000] The icp_number parameter must be specified for this call<text:line-break/><text:tab/>[E008] icp_number specified not found for this customer<text:line-break/><text:tab/>[E006] Invalid offer_key value</text:span></text:p>
      <text:p text:style-name="P10"><text:span text:style-name="T3">Notes:</text:span><text:span text:style-name="T5"><text:line-break/>If the result is “failure”, the message field may be displayed to the user to inform them why the purchase fail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Lucida Grande1" svg:font-family="'Lucida Grande'" style:font-pitch="variable"/>
    <style:font-face style:name="Lucida Grande" svg:font-family="'Lucida Grand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409cm" style:page-number="auto"/>
      <style:text-properties style:font-name="Lucida Grand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ucida Grande1"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owershop API Documentation<text:tab/><text:tab/>Page <text:page-number text:select-page="current">11</text:page-number> of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25T11:44:07</meta:creation-date>
    <dc:date>2009-10-27T14:31:20</dc:date>
    <meta:editing-duration>PT01H36M09S</meta:editing-duration>
    <meta:editing-cycles>70</meta:editing-cycles>
    <meta:generator>OpenOffice.org/3.1$Unix OpenOffice.org_project/310m19$Build-9420</meta:generator>
    <meta:document-statistic meta:table-count="0" meta:image-count="0" meta:object-count="0" meta:page-count="11" meta:paragraph-count="105" meta:word-count="1663" meta:character-count="11000"/>
  </office:meta>
</office:document-meta>
</file>